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812cm" fo:min-width="0.562cm"/>
    </style:style>
    <style:style style:name="gr2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6" style:family="graphic" style:parent-style-name="objectwithoutfill">
      <style:graphic-properties svg:stroke-width="0.053cm" svg:stroke-color="#000000" draw:marker-start-width="0.28cm" draw:marker-end="Arrow" draw:marker-end-width="0.38cm" draw:fill="solid" draw:textarea-vertical-align="middle" fo:padding-top="0.152cm" fo:padding-bottom="0.152cm" fo:padding-left="0.277cm" fo:padding-right="0.2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9" style:family="graphic" style:parent-style-name="standard">
      <style:graphic-properties svg:stroke-color="#000000" draw:fill-color="#00a933" draw:textarea-horizontal-align="justify" draw:textarea-vertical-align="middle" draw:auto-grow-height="false" fo:min-height="0.812cm" fo:min-width="0.562cm"/>
    </style:style>
    <style:style style:name="gr10" style:family="graphic" style:parent-style-name="standard">
      <style:graphic-properties svg:stroke-color="#000000" draw:fill-color="#ff4000" draw:textarea-horizontal-align="justify" draw:textarea-vertical-align="middle" draw:auto-grow-height="false" fo:min-height="0.812cm" fo:min-width="0.5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a933"/>
      <style:paragraph-properties fo:text-align="center"/>
      <style:text-properties style:font-name="Liberation Serif"/>
    </style:style>
    <style:style style:name="P6" style:family="paragraph">
      <loext:graphic-properties draw:fill-color="#ff4000"/>
      <style:paragraph-properties fo:text-align="center"/>
      <style:text-properties style:font-name="Liberation Seri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5cm" svg:height="1.5cm" svg:x="5.399cm" svg:y="8.1cm">
          <text:p text:style-name="P1"><text:span text:style-name="T1">I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8.999cm" svg:y="8.1cm">
          <text:p text:style-name="P1"><text:span text:style-name="T1">I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099cm" svg:y1="6.7cm" svg:x2="6.129cm" svg:y2="7.887cm">
          <text:p/>
        </draw:line>
        <draw:line draw:style-name="gr2" draw:text-style-name="P3" draw:layer="layout" svg:x1="9.7cm" svg:y1="6.687cm" svg:x2="9.73cm" svg:y2="7.874cm">
          <text:p/>
        </draw:line>
        <draw:frame draw:style-name="gr3" draw:text-style-name="P4" draw:layer="layout" svg:width="2.299cm" svg:height="0.962cm" svg:x="5cm" svg:y="5.7cm">
          <draw:text-box>
            <text:p><text:s text:c="3"/>x1</text:p>
          </draw:text-box>
        </draw:frame>
        <draw:frame draw:style-name="gr3" draw:text-style-name="P4" draw:layer="layout" svg:width="2.299cm" svg:height="0.962cm" svg:x="8.601cm" svg:y="5.7cm">
          <draw:text-box>
            <text:p><text:s text:c="3"/>x2</text:p>
          </draw:text-box>
        </draw:frame>
        <draw:line draw:style-name="gr2" draw:text-style-name="P3" draw:layer="layout" svg:x1="6.101cm" svg:y1="9.787cm" svg:x2="6.131cm" svg:y2="10.974cm">
          <text:p/>
        </draw:line>
        <draw:line draw:style-name="gr2" draw:text-style-name="P3" draw:layer="layout" svg:x1="9.702cm" svg:y1="9.774cm" svg:x2="9.732cm" svg:y2="10.961cm">
          <text:p/>
        </draw:line>
        <draw:frame draw:style-name="gr4" draw:text-style-name="P4" draw:layer="layout" svg:width="3.7cm" svg:height="1.673cm" svg:x="4.4cm" svg:y="10.827cm">
          <draw:text-box>
            <text:p>output_I1</text:p>
          </draw:text-box>
        </draw:frame>
        <draw:frame draw:style-name="gr5" draw:text-style-name="P4" draw:layer="layout" svg:width="4.099cm" svg:height="1cm" svg:x="7.7cm" svg:y="10.8cm">
          <draw:text-box>
            <text:p><text:s text:c="3"/>output_I2</text:p>
          </draw:text-box>
        </draw:frame>
        <draw:line draw:style-name="gr6" draw:text-style-name="P3" draw:layer="layout" svg:x1="6.088cm" svg:y1="11.9cm" svg:x2="7.388cm" svg:y2="14.2cm">
          <text:p/>
        </draw:line>
        <draw:line draw:style-name="gr6" draw:text-style-name="P3" draw:layer="layout" svg:x1="9.788cm" svg:y1="11.8cm" svg:x2="8.488cm" svg:y2="14.2cm">
          <text:p/>
        </draw:line>
        <draw:frame draw:style-name="gr5" draw:text-style-name="P4" draw:layer="layout" svg:width="1.311cm" svg:height="1cm" svg:x="6.488cm" svg:y="12.1cm">
          <draw:text-box>
            <text:p>w1</text:p>
          </draw:text-box>
        </draw:frame>
        <draw:frame draw:style-name="gr7" draw:text-style-name="P4" draw:layer="layout" svg:width="1.311cm" svg:height="0.962cm" svg:x="9.289cm" svg:y="12.038cm">
          <draw:text-box>
            <text:p>w2</text:p>
          </draw:text-box>
        </draw:frame>
        <draw:frame draw:style-name="gr8" draw:text-style-name="P4" draw:layer="layout" svg:width="3.4cm" svg:height="2.384cm" svg:x="6.6cm" svg:y="13.3cm">
          <draw:text-box>
            <text:p><text:s text:c="3"/>input_H1</text:p>
          </draw:text-box>
        </draw:frame>
        <draw:custom-shape draw:style-name="gr9" draw:text-style-name="P5" draw:layer="layout" svg:width="1.5cm" svg:height="1.5cm" svg:x="7.3cm" svg:y="16.2cm">
          <text:p text:style-name="P1"><text:span text:style-name="T1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15.013cm" svg:x2="8.03cm" svg:y2="16.2cm">
          <text:p/>
        </draw:line>
        <draw:line draw:style-name="gr2" draw:text-style-name="P3" draw:layer="layout" svg:x1="8.003cm" svg:y1="17.861cm" svg:x2="8.033cm" svg:y2="19.048cm">
          <text:p/>
        </draw:line>
        <draw:frame draw:style-name="gr5" draw:text-style-name="P4" draw:layer="layout" svg:width="4.099cm" svg:height="1cm" svg:x="6.001cm" svg:y="18.887cm">
          <draw:text-box>
            <text:p><text:s text:c="3"/>output_H1</text:p>
          </draw:text-box>
        </draw:frame>
        <draw:custom-shape draw:style-name="gr10" draw:text-style-name="P6" draw:layer="layout" svg:width="1.5cm" svg:height="1.5cm" svg:x="7.387cm" svg:y="24.1cm">
          <text:p text:style-name="P1"><text:span text:style-name="T1">O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117cm" svg:y1="19.9cm" svg:x2="8.117cm" svg:y2="21.7cm">
          <text:p/>
        </draw:line>
        <draw:line draw:style-name="gr2" draw:text-style-name="P3" draw:layer="layout" svg:x1="8.189cm" svg:y1="26.074cm" svg:x2="8.219cm" svg:y2="27.261cm">
          <text:p/>
        </draw:line>
        <draw:frame draw:style-name="gr7" draw:text-style-name="P4" draw:layer="layout" svg:width="1.311cm" svg:height="0.962cm" svg:x="7.989cm" svg:y="20.038cm">
          <draw:text-box>
            <text:p>w3</text:p>
          </draw:text-box>
        </draw:frame>
        <draw:frame draw:style-name="gr8" draw:text-style-name="P4" draw:layer="layout" svg:width="3.4cm" svg:height="2.384cm" svg:x="6.6cm" svg:y="21cm">
          <draw:text-box>
            <text:p><text:s text:c="3"/>input_O1</text:p>
          </draw:text-box>
        </draw:frame>
        <draw:line draw:style-name="gr2" draw:text-style-name="P3" draw:layer="layout" svg:x1="8.104cm" svg:y1="22.748cm" svg:x2="8.134cm" svg:y2="23.935cm">
          <text:p/>
        </draw:line>
        <draw:frame draw:style-name="gr11" draw:text-style-name="P4" draw:layer="layout" svg:width="3.4cm" svg:height="1.4cm" svg:x="7.6cm" svg:y="27.2cm">
          <draw:text-box>
            <text:p><text:s/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20:39:57.948000000</meta:creation-date>
    <dc:date>2020-01-16T20:37:28.982000000</dc:date>
    <meta:editing-duration>PT9H20M22S</meta:editing-duration>
    <meta:editing-cycles>2</meta:editing-cycles>
    <meta:generator>LibreOffice/6.2.5.2$Windows_X86_64 LibreOffice_project/1ec314fa52f458adc18c4f025c545a4e8b22c159</meta:generator>
    <meta:document-statistic meta:object-count="26"/>
  </office:meta>
</office:document-meta>
</file>